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fo:color="#fcfcfc" fo:font-style="italic"/>
    </style:style>
    <style:style style:name="T2" style:family="text">
      <style:text-properties fo:font-size="16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333333"/>
    </style:style>
    <style:style style:name="T3" style:family="text">
      <style:text-properties fo:font-size="16.00pt" fo:font-weight="bold" fo:font-family="'Liberation Serif'" style:font-family-asian="'Liberation Serif'" style:font-family-complex="'Liberation Serif'" fo:background-color="transparent" fo:color="#333333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fo:color="#333333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fcfcfc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Lora, Georgia, serif'" style:font-family-asian="'Lora, Georgia, serif'" style:font-family-complex="'Lora, Georgia, serif'" fo:background-color="transparent" fo:color="#000000"/>
    </style:style>
    <style:style style:name="T8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#c0c0c0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ora, Georgia, serif'" style:font-family-asian="'Lora, Georgia, serif'" style:font-family-complex="'Lora, Georgia, serif'" fo:background-color="#c0c0c0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7" style:family="text">
      <style:text-properties fo:font-size="12.00pt" fo:font-weight="bold" fo:font-family="'Lora, Georgia, serif'" style:font-family-asian="'Lora, Georgia, serif'" style:font-family-complex="'Lora, Georgia, serif'" fo:background-color="transparent" fo:color="#000000"/>
    </style:style>
    <style:style style:name="T18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9" style:family="text">
      <style:text-properties fo:font-size="12.00pt" fo:font-weight="bold" fo:font-family="'Lora, Georgia, serif'" style:font-family-asian="'Lora, Georgia, serif'" style:font-family-complex="'Lora, Georgia, serif'" fo:background-color="transparent" fo:color="#000000"/>
    </style:style>
    <style:style style:name="T20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21" style:family="text">
      <style:text-properties fo:font-size="12.00pt" fo:font-weight="bold" fo:font-family="'Lora, Georgia, serif'" style:font-family-asian="'Lora, Georgia, serif'" style:font-family-complex="'Lora, Georgia, serif'" fo:background-color="transparent" fo:color="#000000"/>
    </style:style>
    <style:style style:name="T22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23" style:family="text">
      <style:text-properties fo:font-size="12.00pt" fo:font-weight="bold" fo:font-family="'Lora, Georgia, serif'" style:font-family-asian="'Lora, Georgia, serif'" style:font-family-complex="'Lora, Georgia, serif'" fo:background-color="transparent" fo:color="#000000"/>
    </style:style>
    <style:style style:name="T24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25" style:family="text">
      <style:text-properties fo:font-size="12.00pt" fo:font-weight="bold" fo:font-family="'Lora, Georgia, serif'" style:font-family-asian="'Lora, Georgia, serif'" style:font-family-complex="'Lora, Georgia, serif'" fo:background-color="transparent" fo:color="#000000"/>
    </style:style>
    <style:style style:name="T2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Lora, Georgia, serif'" style:font-family-asian="'Lora, Georgia, serif'" style:font-family-complex="'Lora, Georgia, serif'" fo:background-color="transparent" fo:color="#000000" fo:font-style="italic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style:text-underline-mode="continuous" style:text-underline-type="single" style:text-underline-style="solid" style:text-underline-width="normal" fo:font-family="'Lora, Georgia, serif'" style:font-family-asian="'Lora, Georgia, serif'" style:font-family-complex="'Lora, Georgia, serif'" fo:background-color="transparent" fo:color="#000000" fo:font-style="italic"/>
    </style:style>
    <style:style style:name="T31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34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333333"/>
    </style:style>
    <style:style style:name="T35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3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37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38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333333"/>
    </style:style>
    <style:style style:name="T39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40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41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42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43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44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45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4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47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48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333333"/>
    </style:style>
    <style:style style:name="T49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50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51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52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53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54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55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5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57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58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59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60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'Lora, Georgia, serif'" style:font-family-asian="'Lora, Georgia, serif'" style:font-family-complex="'Lora, Georgia, serif'" fo:background-color="transparent" fo:color="#000000"/>
    </style:style>
    <style:style style:name="T63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64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65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6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67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68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69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70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style:text-underline-mode="continuous" style:text-underline-type="single" style:text-underline-style="solid" style:text-underline-width="normal" fo:font-family="'Lora, Georgia, serif'" style:font-family-asian="'Lora, Georgia, serif'" style:font-family-complex="'Lora, Georgia, serif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75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76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77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78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79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80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81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82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83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84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85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86" style:family="text">
      <style:text-properties fo:font-size="11.00pt" fo:font-weight="bold" fo:font-family="'Trebuchet MS'" style:font-family-asian="'Trebuchet MS'" style:font-family-complex="'Trebuchet MS'" fo:background-color="transparent" fo:color="#000000" fo:font-style="italic"/>
    </style:style>
    <style:style style:name="T87" style:family="text">
      <style:text-properties fo:font-size="11.00pt" fo:font-weight="bold" style:text-underline-mode="continuous" style:text-underline-type="single" style:text-underline-style="solid" style:text-underline-width="normal" fo:font-family="'Trebuchet MS'" style:font-family-asian="'Trebuchet MS'" style:font-family-complex="'Trebuchet MS'" fo:background-color="transparent" fo:color="#000000" fo:font-style="italic"/>
    </style:style>
    <style:style style:name="T88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91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92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93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94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95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96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97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98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99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222222"/>
    </style:style>
    <style:style style:name="T100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01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02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03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04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05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0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222222"/>
    </style:style>
    <style:style style:name="T107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08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09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10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11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c0c0c0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16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17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18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19" style:family="text">
      <style:text-properties fo:font-size="12.00pt" fo:font-weight="normal" fo:font-family="Wingdings" style:font-family-asian="Wingdings" style:font-family-complex="Wingdings" fo:background-color="transparent" fo:color="#000000"/>
    </style:style>
    <style:style style:name="T120" style:family="text">
      <style:text-properties fo:font-size="12.00pt" fo:font-weight="normal" fo:font-family="'Lora, Georgia, serif'" style:font-family-asian="'Lora, Georgia, serif'" style:font-family-complex="'Lora, Georgia, serif'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#c0c0c0" fo:color="#000000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#c0c0c0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top="6.00pt" fo:margin-bottom="6.00pt"/>
    </style:style>
    <style:style style:name="P2" style:family="paragraph">
      <style:paragraph-properties fo:line-height="100.00%" fo:text-align="justify" fo:margin-top="6.00pt"/>
    </style:style>
    <style:style style:name="P3" style:family="paragraph">
      <style:paragraph-properties fo:line-height="100.00%" fo:text-align="left" fo:margin-top="6.00pt" fo:margin-bottom="6.00pt"/>
    </style:style>
    <style:style style:name="P4" style:family="paragraph">
      <style:paragraph-properties fo:line-height="120.00%" fo:text-align="lef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20.00%" fo:text-align="justify"/>
    </style:style>
    <style:style style:name="P7" style:family="paragraph">
      <style:paragraph-properties fo:line-height="120.00%" fo:text-align="justify" fo:margin-left="36.00pt" fo:text-indent="-18.00pt"/>
    </style:style>
    <style:style style:name="P8" style:family="paragraph">
      <style:paragraph-properties fo:line-height="120.00%" fo:text-align="justify" fo:margin-left="36.00pt" fo:text-indent="0.00pt"/>
    </style:style>
    <style:style style:name="P9" style:family="paragraph">
      <style:paragraph-properties fo:line-height="120.00%" fo:text-align="justify" fo:margin-left="36.00pt" fo:text-indent="-18.00pt"/>
    </style:style>
    <style:style style:name="P10" style:family="paragraph">
      <style:paragraph-properties fo:line-height="120.00%" fo:text-align="justify" fo:margin-left="50.25pt" fo:text-indent="0.00pt"/>
    </style:style>
    <style:style style:name="P11" style:family="paragraph">
      <style:paragraph-properties fo:line-height="120.00%" fo:text-align="justify"/>
    </style:style>
    <style:style style:name="P12" style:family="paragraph">
      <style:paragraph-properties fo:line-height="120.00%" fo:text-align="justify" fo:margin-left="0.00pt" fo:text-indent="18.00pt"/>
    </style:style>
    <style:style style:name="P13" style:family="paragraph">
      <style:paragraph-properties fo:line-height="120.00%" fo:text-align="justify" fo:margin-left="0.00pt" fo:text-indent="18.00pt"/>
    </style:style>
    <style:style style:name="P14" style:family="paragraph">
      <style:paragraph-properties fo:line-height="120.00%" fo:text-align="justify"/>
    </style:style>
    <style:style style:name="P15" style:family="paragraph">
      <style:paragraph-properties fo:line-height="120.00%" fo:text-align="justify" fo:margin-left="36.00pt" fo:text-indent="-18.00pt"/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20.00%" fo:text-align="justify"/>
    </style:style>
    <style:style style:name="P18" style:family="paragraph">
      <style:paragraph-properties fo:line-height="120.00%" fo:text-align="justify" fo:margin-left="36.00pt" fo:text-indent="-18.00pt"/>
    </style:style>
    <style:style style:name="P19" style:family="paragraph">
      <style:paragraph-properties fo:line-height="120.00%" fo:text-align="justify" fo:margin-left="18.00pt" fo:text-indent="0.00pt"/>
    </style:style>
    <style:style style:name="P20" style:family="paragraph">
      <style:paragraph-properties fo:line-height="120.00%" fo:text-align="justify" fo:margin-left="36.00pt" fo:text-indent="-18.00pt"/>
    </style:style>
    <style:style style:name="P21" style:family="paragraph">
      <style:paragraph-properties fo:line-height="120.00%" fo:text-align="justify" fo:margin-left="18.00pt" fo:text-indent="0.00pt"/>
    </style:style>
    <style:style style:name="P22" style:family="paragraph">
      <style:paragraph-properties fo:line-height="100.00%" fo:text-align="justify"/>
    </style:style>
    <style:style style:name="P23" style:family="paragraph">
      <style:paragraph-properties fo:line-height="120.00%" fo:text-align="left" fo:margin-left="4.50pt" fo:text-indent="67.5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69.45pt"/>
          <style:tab-stop style:position="65787.60pt" style:leader-style="dotted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69.45pt"/>
          <style:tab-stop style:position="65787.60pt" style:leader-style="dotted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172.15pt"/>
          <style:tab-stop style:position="65790.30pt" style:leader-style="dotted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72.15pt"/>
          <style:tab-stop style:position="65790.30pt" style:leader-style="dotted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72.15pt"/>
          <style:tab-stop style:position="65790.30pt" style:leader-style="dotted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72.15pt"/>
          <style:tab-stop style:position="65790.30pt" style:leader-style="dotted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72.15pt"/>
          <style:tab-stop style:position="65790.30pt" style:leader-style="dotted"/>
        </style:tab-stops>
      </style:paragraph-properties>
    </style:style>
    <style:style style:name="P36" style:family="paragraph">
      <style:paragraph-properties fo:line-height="120.00%" fo:text-align="left"/>
    </style:style>
    <style:style style:name="P37" style:family="paragraph">
      <style:paragraph-properties fo:line-height="100.00%" fo:text-align="left" fo:margin-bottom="8.00pt"/>
    </style:style>
    <style:style style:name="P38" style:family="paragraph">
      <style:paragraph-properties fo:line-height="100.00%" fo:text-align="left" fo:margin-bottom="8.00pt"/>
    </style:style>
    <style:style style:name="P39" style:family="paragraph">
      <style:paragraph-properties fo:line-height="100.00%" fo:text-align="left" fo:margin-bottom="8.00pt"/>
    </style:style>
    <style:style style:name="P40" style:family="paragraph">
      <style:paragraph-properties fo:line-height="120.00%" fo:text-align="left"/>
    </style:style>
    <style:style style:name="P41" style:family="paragraph">
      <style:paragraph-properties fo:line-height="120.00%" fo:text-align="left"/>
    </style:style>
    <style:style style:name="TableColumn0100" style:family="table-column">
      <style:table-column-properties style:column-width="2.428472in"/>
    </style:style>
    <style:style style:name="TableColumn0101" style:family="table-column">
      <style:table-column-properties style:column-width="4.264583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13889in solid #000000" fo:border-bottom="0.013889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13889in solid #000000" fo:border-bottom="0.013889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13889in solid #000000" fo:border-bottom="0.013889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13889in solid #000000" fo:border-bottom="0.013889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Amit<text:s text:c="4"/>Sa<text:s text:c="19"/></text:span><text:span text:style-name="T2">SANNY KUMAR SINGH</text:span></text:p>
      <text:p text:style-name="P2"><text:span text:style-name="T3"><text:s text:c="23"/>( Assistant Accountant)</text:span></text:p>
      <text:p text:style-name="P2"><text:span text:style-name="T3"><text:s text:c="14"/></text:span><text:span text:style-name="T4"><text:s text:c="7"/>GEETANJALI VIHAR PHASE-1,ROORKEE</text:span></text:p>
      <text:p text:style-name="P2"><text:span text:style-name="T4"><text:s text:c="43"/>HARIDWAR-(U.K)-247667</text:span></text:p>
      <text:p text:style-name="P3"><text:span text:style-name="T5">na</text:span></text:p>
      <text:p text:style-name="P3"><text:span text:style-name="T6"/></text:p>
      <text:p text:style-name="P4"><text:span text:style-name="T7">Mobile: +918218790002</text:span></text:p>
      <text:p text:style-name="P4"><text:span text:style-name="T8">E-Mail: sannykumar002@gmail.com</text:span></text:p>
      <text:p text:style-name="P4"><text:span text:style-name="T9"/></text:p>
      <text:p text:style-name="P5"><text:span text:style-name="T10">OBJECTIVE</text:span></text:p>
      <text:p text:style-name="P5"><text:span text:style-name="T11"/></text:p>
      <text:p text:style-name="P6"><text:span text:style-name="T12">Intend to build a career with leading Corporate of Hi-tech environment with Committed &amp; dedicated people, which will help to explore myself fully and realize my potential in Finance Sector.</text:span></text:p>
      <text:p text:style-name="P6"><text:span text:style-name="T13"/></text:p>
      <text:p text:style-name="P6"><text:span text:style-name="T14">WORK EXPERIENCE</text:span></text:p>
      <text:p text:style-name="P6"><text:span text:style-name="T15"/></text:p>
      <text:p text:style-name="P6"><text:span text:style-name="T16">I have over all </text:span><text:span text:style-name="T17">4<text:s/></text:span><text:span text:style-name="T18">years of experience in Finance and Accounts. Which is including<text:s/></text:span><text:span text:style-name="T19">1</text:span><text:span text:style-name="T20"><text:s/>years of Experience is related to Accounts payable process.</text:span></text:p>
      <text:p text:style-name="P6"><text:span text:style-name="T20">Worked as an Accounts Executive in </text:span><text:span text:style-name="T21">Yash pharmalaboratories pvt.ltd.</text:span><text:span text:style-name="T22">, </text:span><text:span text:style-name="T23"> </text:span><text:span text:style-name="T24">From nov 2017 to december 2018.</text:span></text:p>
      <text:p text:style-name="P6"><text:span text:style-name="T24">Worked as an Accountant in </text:span><text:span text:style-name="T25">Nirbhaya &amp; associates</text:span><text:span text:style-name="T26">, Chartered Accountants firm in .</text:span></text:p>
      <text:p text:style-name="P6"><text:span text:style-name="T26">From Period: July 2015 to october 2017.</text:span></text:p>
      <text:p text:style-name="P6"><text:span text:style-name="T27"/></text:p>
      <text:p text:style-name="P6"><text:span text:style-name="T28">Accounts payable</text:span></text:p>
      <text:p text:style-name="P6"><text:span text:style-name="T29"/></text:p>
      <text:p text:style-name="P6"><text:span text:style-name="T30">Roles and Responsibilities</text:span><text:span text:style-name="T31">.</text:span></text:p>
      <text:p text:style-name="P6"><text:span text:style-name="T32"/></text:p>
      <text:p text:style-name="P7"><text:span text:style-name="T33">Ø </text:span><text:span text:style-name="T34">Support the Requisition to pay invoice processing team.</text:span></text:p>
      <text:p text:style-name="P7"><text:span text:style-name="T35">Ø </text:span><text:span text:style-name="T36">Processing PO Invoices  by three way match</text:span></text:p>
      <text:p text:style-name="P7"><text:span text:style-name="T37">Ø </text:span><text:span text:style-name="T38">Processes high value invoices / critical vendors</text:span></text:p>
      <text:p text:style-name="P7"><text:span text:style-name="T39">Ø </text:span><text:span text:style-name="T40">Validating &amp; processing freight invoices</text:span></text:p>
      <text:p text:style-name="P7"><text:span text:style-name="T41">Ø </text:span><text:span text:style-name="T42">Invoice exceptions clearing</text:span></text:p>
      <text:p text:style-name="P7"><text:span text:style-name="T43">Ø </text:span><text:span text:style-name="T44">Passing Journal Vouchers, GR Clearing</text:span></text:p>
      <text:p text:style-name="P7"><text:span text:style-name="T45">Ø </text:span><text:span text:style-name="T46">Passing sale , purchase , cash , bank entery in tally.9.0</text:span></text:p>
      <text:p text:style-name="P7"><text:span text:style-name="T47">Ø </text:span><text:span text:style-name="T48">Ensure check / controls in sub processes</text:span></text:p>
      <text:p text:style-name="P7"><text:span text:style-name="T49">Ø </text:span><text:span text:style-name="T50">Vendor master data maintenance.</text:span></text:p>
      <text:p text:style-name="P7"><text:span text:style-name="T51">Ø </text:span><text:span text:style-name="T52">Resolving client s queries regarding overdue payments</text:span></text:p>
      <text:p text:style-name="P7"><text:span text:style-name="T53">Ø </text:span><text:span text:style-name="T54">Quick response to query  mails</text:span></text:p>
      <text:p text:style-name="P7"><text:span text:style-name="T55">Ø </text:span><text:span text:style-name="T56">Regular attending to team meetings</text:span></text:p>
      <text:p text:style-name="P7"><text:span text:style-name="T57">Ø </text:span><text:span text:style-name="T58">Submit need based data to Manager</text:span></text:p>
      <text:p text:style-name="P7"><text:span text:style-name="T59">Ø </text:span><text:span text:style-name="T60">Supporting to team members</text:span></text:p>
      <text:p text:style-name="P8"><text:span text:style-name="T61"/></text:p>
      <text:p text:style-name="P8"><text:span text:style-name="T62">Advance payments</text:span></text:p>
      <text:p text:style-name="P9"><text:span text:style-name="T63">Ø </text:span><text:span text:style-name="T64">Processing advance payment entry as per location request from<text:s text:c="18"/>client</text:span></text:p>
      <text:p text:style-name="P9"><text:span text:style-name="T65">Ø </text:span><text:span text:style-name="T66">Processing the urgent payment as per location request with finance approval.</text:span></text:p>
      <text:p text:style-name="P9"><text:span text:style-name="T67">Ø </text:span><text:span text:style-name="T68">Passing entry for local cheques.</text:span></text:p>
      <text:p text:style-name="P9"><text:span text:style-name="T69">Ø </text:span><text:span text:style-name="T70">Sending advance payments report to management.</text:span></text:p>
      <text:p text:style-name="P10"><text:span text:style-name="T71"/></text:p>
      <text:p text:style-name="P11"><text:span text:style-name="T72">Travel and Expense (T&amp;E) Team.</text:span></text:p>
      <text:p text:style-name="P11"><text:span text:style-name="T73"/></text:p>
      <text:p text:style-name="P11"><text:span text:style-name="T74">Ø<text:s/></text:span><text:span text:style-name="T75">Responsible for taking care of the employee T&amp;E claims<text:s text:c="2"/>of  and  countries.</text:span></text:p>
      <text:p text:style-name="P11"><text:span text:style-name="T76">Ø<text:s/></text:span><text:span text:style-name="T77">Vouching of claims submitted by employees, adjusting  the advance and<text:s text:c="2"/>accounting the expenses  in tally 9.0</text:span></text:p>
      <text:p text:style-name="P11"><text:span text:style-name="T78">Ø </text:span><text:span text:style-name="T79">Adjusting the advance if taken by the employee.</text:span></text:p>
      <text:p text:style-name="P11"><text:span text:style-name="T80">Ø </text:span><text:span text:style-name="T81">Reconciliation of employee accounts.</text:span></text:p>
      <text:p text:style-name="P11"><text:span text:style-name="T82">Ø </text:span><text:span text:style-name="T83">Preparation of daily, monthly and quarterly reports.</text:span></text:p>
      <text:p text:style-name="P11"><text:span text:style-name="T84">Ø </text:span><text:span text:style-name="T85">Regularly handled employee calls and clarified their queries as per the requirement of the process.</text:span></text:p>
      <text:p text:style-name="P12"><text:span text:style-name="T86"><text:line-break/></text:span><text:span text:style-name="T87">Achievements:</text:span><text:span text:style-name="T88"> </text:span></text:p>
      <text:p text:style-name="P14"><text:span text:style-name="T89"/></text:p>
      <text:p text:style-name="P15"><text:span text:style-name="T90">Ø </text:span><text:span text:style-name="T91">Computation of total income of Individuals and all other assesses.</text:span></text:p>
      <text:p text:style-name="P15"><text:span text:style-name="T92">Ø </text:span><text:span text:style-name="T93">Preparation and online filing of the income Tax, TDS and VAT returns.</text:span></text:p>
      <text:p text:style-name="P15"><text:span text:style-name="T94">Ø </text:span><text:span text:style-name="T95">Preparation and finalization of Accounts, preparation of Financial Statements.</text:span></text:p>
      <text:p text:style-name="P15"><text:span text:style-name="T96">Ø </text:span><text:span text:style-name="T97">Debtors and Creditors balance reconciliation and age-wise analysis of<text:s text:c="4"/>Debtors balances.</text:span></text:p>
      <text:p text:style-name="P15"><text:span text:style-name="T98">Ø </text:span><text:span text:style-name="T99">Preparing of Cheques and entry into accounting systems.</text:span></text:p>
      <text:p text:style-name="P15"><text:span text:style-name="T100">Ø </text:span><text:span text:style-name="T101">Preparation of Bank Reconciliation Statements and MIS reports.</text:span></text:p>
      <text:p text:style-name="P15"><text:span text:style-name="T102">Ø </text:span><text:span text:style-name="T103">Verification of vouchers and involved in auditing.</text:span></text:p>
      <text:p text:style-name="P15"><text:span text:style-name="T104">Ø<text:s/></text:span><text:span text:style-name="T105">Preparation And </text:span><text:span text:style-name="T106">Form 16s </text:span><text:span text:style-name="T107">of the Employees E-filing on quarterly basis.</text:span></text:p>
      <text:p text:style-name="P15"><text:span text:style-name="T108">Ø<text:s/></text:span><text:span text:style-name="T109">Cash management system </text:span></text:p>
      <text:p text:style-name="P15"><text:span text:style-name="T110">Ø<text:s/></text:span><text:span text:style-name="T111">GST reconciliation </text:span></text:p>
      <text:p text:style-name="P15"><text:span text:style-name="T112"/></text:p>
      <text:p text:style-name="P15"><text:span text:style-name="T112"/></text:p>
      <text:p text:style-name="P16"><text:span text:style-name="T113">Educational Qualifications</text:span></text:p>
      <text:p text:style-name="P17"><text:span text:style-name="T114"/></text:p>
      <text:p text:style-name="P18"><text:span text:style-name="T115">Ø</text:span><text:span text:style-name="T116">B.Com with 60 % marks university of S.D.S.U.V tehri grahwal  in 2016.</text:span></text:p>
      <text:p text:style-name="P19"><text:span text:style-name="T117">Ø</text:span><text:span text:style-name="T118">10th and 12th with 50% marks<text:s text:c="2"/>Board of Education of u.k<text:s text:c="2"/>in 2010 and<text:s text:c="2"/>2012.</text:span></text:p>
      <text:p text:style-name="P20"><text:span text:style-name="T119">Ø</text:span><text:span text:style-name="T120">Computer dipolma .</text:span></text:p>
      <text:p text:style-name="P21"><text:span text:style-name="T121"/></text:p>
      <text:p text:style-name="P21"><text:span text:style-name="T121"/></text:p>
      <text:p text:style-name="P21"><text:span text:style-name="T121"/></text:p>
      <text:p text:style-name="P22"><text:span text:style-name="T122">Technical Skills</text:span><text:span text:style-name="T123">:</text:span></text:p>
      <text:p text:style-name="P23"><text:span text:style-name="T12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5"><text:span text:style-name="T125">ERP R/3</text:span><text:span text:style-name="T126"/></text:p>
          </table:table-cell>
          <table:table-cell table:style-name="TableCell010001">
            <text:p text:style-name="P25"><text:span text:style-name="T127">BUSY SOFTWARE</text:span><text:span text:style-name="T128"/></text:p>
          </table:table-cell>
        </table:table-row>
        <table:table-row table:style-name="TableRow0101">
          <table:table-cell table:style-name="TableCell010100">
            <text:p text:style-name="P28"><text:span text:style-name="T129">Packages</text:span><text:span text:style-name="T130"/></text:p>
          </table:table-cell>
          <table:table-cell table:style-name="TableCell010101">
            <text:p text:style-name="P28"><text:span text:style-name="T131">MS Office - Excel, Word, PowerPoint<text:s/></text:span><text:span text:style-name="T132"/></text:p>
          </table:table-cell>
        </table:table-row>
        <table:table-row table:style-name="TableRow0102">
          <table:table-cell table:style-name="TableCell010200">
            <text:p text:style-name="P30"><text:span text:style-name="T133">Operating Systems</text:span><text:span text:style-name="T134"/></text:p>
          </table:table-cell>
          <table:table-cell table:style-name="TableCell010201">
            <text:p text:style-name="P30"><text:span text:style-name="T135">Microsoft Windows XP, 2007 and </text:span><text:span text:style-name="T136"/></text:p>
          </table:table-cell>
        </table:table-row>
        <table:table-row table:style-name="TableRow0103">
          <table:table-cell table:style-name="TableCell010300">
            <text:p text:style-name="P32"><text:span text:style-name="T137">Accounting Package</text:span><text:span text:style-name="T138"/></text:p>
          </table:table-cell>
          <table:table-cell table:style-name="TableCell010301">
            <text:p text:style-name="P32"><text:span text:style-name="T139">Tally 7.2 And ERP 9.0</text:span><text:span text:style-name="T140"/></text:p>
          </table:table-cell>
        </table:table-row>
        <table:table-row table:style-name="TableRow0104">
          <table:table-cell table:style-name="TableCell010400">
            <text:p text:style-name="P34"><text:span text:style-name="T141">Languages Known</text:span><text:span text:style-name="T142"/></text:p>
          </table:table-cell>
          <table:table-cell table:style-name="TableCell010401">
            <text:p text:style-name="P34"><text:span text:style-name="T143">English,<text:s text:c="3"/>Hindi</text:span><text:span text:style-name="T144"/></text:p>
          </table:table-cell>
        </table:table-row>
      </table:table>
      <text:p text:style-name="P36"><text:span text:style-name="T144"/></text:p>
      <text:p text:style-name="P36"><text:span text:style-name="T144"/></text:p>
      <text:p text:style-name="P37"><text:span text:style-name="T145">Declaration</text:span></text:p>
      <text:p text:style-name="P37"><text:span text:style-name="T146">I,<text:s/></text:span><text:span text:style-name="T147">Sanny kumar singh</text:span><text:span text:style-name="T148">, hereby declare that the information contained here in is true and correct to the best of my knowledge and belief</text:span><text:span text:style-name="T149">.</text:span></text:p>
      <text:p text:style-name="P37"><text:span text:style-name="T150"/></text:p>
      <text:p text:style-name="P38"><text:span text:style-name="T151">____________________________<text:line-break/></text:span><text:span text:style-name="T152">SANNY KUMAR SINGH</text:span><text:span text:style-name="T153"><text:tab/><text:tab/><text:tab/><text:tab/><text:tab/><text:s text:c="4"/></text:span><text:span text:style-name="T154">ROORKEE, HARIDWAR</text:span></text:p>
      <text:p text:style-name="P40"><text:span text:style-name="T155"><text:line-break/></text:span><text:span text:style-name="T1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